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57000000E52F6E039261CC5247.jpg" manifest:media-type="image/jpeg"/>
  <manifest:file-entry manifest:full-path="Pictures/1000020100000200000002006B294744EA8771A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2.35cm" fo:min-width="3.7cm"/>
    </style:style>
    <style:style style:name="gr3" style:family="graphic" style:parent-style-name="standard">
      <style:graphic-properties draw:textarea-horizontal-align="justify" draw:textarea-vertical-align="middle" draw:auto-grow-height="false" fo:min-height="1.378cm" fo:min-width="2.25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6.35cm" fo:min-width="10.8cm"/>
    </style:style>
    <style:style style:name="gr6" style:family="graphic" style:parent-style-name="standard">
      <style:graphic-properties draw:textarea-horizontal-align="justify" draw:textarea-vertical-align="middle" draw:auto-grow-height="false" fo:min-height="1.164cm" fo:min-width="1.834cm"/>
    </style:style>
    <style:style style:name="gr7" style:family="graphic" style:parent-style-name="standard">
      <style:graphic-properties draw:textarea-horizontal-align="justify" draw:textarea-vertical-align="middle" draw:auto-grow-height="false" fo:min-height="8.95cm" fo:min-width="10.8cm"/>
    </style:style>
    <style:style style:name="gr8" style:family="graphic" style:parent-style-name="standard">
      <style:graphic-properties draw:stroke="none" svg:stroke-color="#000000" draw:fill="none" draw:fill-color="#ffffff" fo:min-height="0.31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43cm" svg:height="2.243cm" svg:x="3.4cm" svg:y="3.2cm">
          <draw:image xlink:href="Pictures/1000020100000200000002006B294744EA8771A7.png" xlink:type="simple" xlink:show="embed" xlink:actuate="onLoad">
            <text:p/>
          </draw:image>
        </draw:frame>
        <draw:custom-shape draw:style-name="gr2" draw:text-style-name="P2" draw:layer="layout" svg:width="4.2cm" svg:height="2.6cm" svg:x="7.4cm" svg:y="2.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019cm" svg:height="2.015cm" svg:x="12.731cm" svg:y="3.385cm">
          <draw:image xlink:href="Pictures/1000000000000157000000E52F6E039261CC5247.jpg" xlink:type="simple" xlink:show="embed" xlink:actuate="onLoad">
            <text:p/>
          </draw:image>
        </draw:frame>
        <draw:custom-shape draw:style-name="gr3" draw:text-style-name="P3" draw:layer="layout" svg:width="3.9cm" svg:height="2.3cm" svg:x="7.7cm" svg:y="3.1cm">
          <text:p text:style-name="P3"><text:span text:style-name="T1">Config y Puesta </text:span></text:p>
          <text:p text:style-name="P3"><text:span text:style-name="T1">en </text:span><text:span text:style-name="T2">alta</text:span></text:p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.1cm" svg:y1="4.3cm" svg:x2="7.1cm" svg:y2="4.3cm">
          <text:p/>
        </draw:line>
        <draw:line draw:style-name="gr4" draw:text-style-name="P1" draw:layer="layout" svg:x1="11.6cm" svg:y1="4.2cm" svg:x2="13cm" svg:y2="4.2cm">
          <text:p/>
        </draw:line>
        <draw:custom-shape draw:style-name="gr5" draw:text-style-name="P2" draw:layer="layout" svg:width="11.3cm" svg:height="6.6cm" svg:x="4.1cm" svg:y="6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3cm" svg:height="2cm" svg:x="5.4cm" svg:y="7.8cm">
          <text:p text:style-name="P2"><text:span text:style-name="T2">Ingreso de </text:span></text:p>
          <text:p text:style-name="P2"><text:span text:style-name="T2">Parámetro</text:span><text:span text:style-name="T2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3cm" svg:height="2cm" svg:x="10.9cm" svg:y="7.9cm">
          <text:p text:style-name="P2"><text:span text:style-name="T2">Genera</text:span><text:span text:style-name="T2">ción de</text:span></text:p>
          <text:p text:style-name="P2"><text:span text:style-name="T2">Alarm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3cm" svg:height="2cm" svg:x="5.3cm" svg:y="10.8cm">
          <text:p text:style-name="P2"><text:span text:style-name="T2">Análisis de </text:span></text:p>
          <text:p text:style-name="P2"><text:span text:style-name="T2">Datos Extern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3cm" svg:height="2cm" svg:x="10.6cm" svg:y="10.8cm">
          <text:p text:style-name="P2"><text:span text:style-name="T2">Lectura de </text:span></text:p>
          <text:p text:style-name="P2"><text:span text:style-name="T2">GPIO AI-D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7.1cm" svg:y1="9.9cm" svg:x2="7.1cm" svg:y2="10.8cm">
          <text:p/>
        </draw:line>
        <draw:line draw:style-name="gr4" draw:text-style-name="P1" draw:layer="layout" svg:x1="8.7cm" svg:y1="11.7cm" svg:x2="10.6cm" svg:y2="11.6cm">
          <text:p/>
        </draw:line>
        <draw:line draw:style-name="gr4" draw:text-style-name="P1" draw:layer="layout" svg:x1="8.2cm" svg:y1="11.1cm" svg:x2="11.2cm" svg:y2="9.6cm">
          <text:p/>
        </draw:line>
        <draw:frame draw:style-name="gr1" draw:text-style-name="P1" draw:layer="layout" svg:width="2.243cm" svg:height="2.243cm" svg:x="3.7cm" svg:y="15cm">
          <draw:image xlink:href="Pictures/1000020100000200000002006B294744EA8771A7.png" xlink:type="simple" xlink:show="embed" xlink:actuate="onLoad">
            <text:p/>
          </draw:image>
        </draw:frame>
        <draw:custom-shape draw:style-name="gr2" draw:text-style-name="P2" draw:layer="layout" svg:width="4.2cm" svg:height="2.6cm" svg:x="7.6cm" svg:y="14.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019cm" svg:height="2.015cm" svg:x="13.1cm" svg:y="15.1cm">
          <draw:image xlink:href="Pictures/1000000000000157000000E52F6E039261CC5247.jpg" xlink:type="simple" xlink:show="embed" xlink:actuate="onLoad">
            <text:p/>
          </draw:image>
        </draw:frame>
        <draw:custom-shape draw:style-name="gr3" draw:text-style-name="P3" draw:layer="layout" svg:width="3.9cm" svg:height="2.3cm" svg:x="7.7cm" svg:y="15cm">
          <text:p text:style-name="P3"><text:span text:style-name="T1">Control de ciclo </text:span></text:p>
          <text:p text:style-name="P3"><text:span text:style-name="T1">en batea</text:span></text:p>
          <text:p text:style-name="P3"><text:span text:style-name="T1">Modo 1 y 2</text:span></text:p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.7cm" svg:y1="16.1cm" svg:x2="7.4cm" svg:y2="16.1cm">
          <text:p/>
        </draw:line>
        <draw:line draw:style-name="gr4" draw:text-style-name="P1" draw:layer="layout" svg:x1="11.9cm" svg:y1="16cm" svg:x2="13.3cm" svg:y2="16cm">
          <text:p/>
        </draw:line>
        <draw:custom-shape draw:style-name="gr7" draw:text-style-name="P2" draw:layer="layout" svg:width="11.3cm" svg:height="9.2cm" svg:x="5.3cm" svg:y="18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3cm" svg:height="2cm" svg:x="5.6cm" svg:y="19.5cm">
          <text:p text:style-name="P2"><text:span text:style-name="T2">Ingreso de </text:span></text:p>
          <text:p text:style-name="P2"><text:span text:style-name="T2">Parámetr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3cm" svg:height="2cm" svg:x="11.7cm" svg:y="19.2cm">
          <text:p text:style-name="P2"><text:span text:style-name="T2">Generación de</text:span></text:p>
          <text:p text:style-name="P2"><text:span text:style-name="T2">Alarm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3cm" svg:height="2cm" svg:x="7.8cm" svg:y="22.3cm">
          <text:p text:style-name="P2"><text:span text:style-name="T2">Análisis de </text:span></text:p>
          <text:p text:style-name="P2"><text:span text:style-name="T2">Datos Extern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3cm" svg:height="2cm" svg:x="13cm" svg:y="21.9cm">
          <text:p text:style-name="P2"><text:span text:style-name="T2">Lectura de </text:span></text:p>
          <text:p text:style-name="P2"><text:span text:style-name="T2">GPIO AI-D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7.8cm" svg:y1="21.5cm" svg:x2="8.6cm" svg:y2="22.5cm">
          <text:p/>
        </draw:line>
        <draw:line draw:style-name="gr4" draw:text-style-name="P1" draw:layer="layout" svg:x1="11.1cm" svg:y1="23cm" svg:x2="13cm" svg:y2="22.9cm">
          <text:p/>
        </draw:line>
        <draw:line draw:style-name="gr4" draw:text-style-name="P1" draw:layer="layout" svg:x1="10.4cm" svg:y1="22.6cm" svg:x2="12.4cm" svg:y2="21.1cm">
          <text:p/>
        </draw:line>
        <draw:frame draw:style-name="gr8" draw:text-style-name="P5" draw:layer="layout" svg:width="2cm" svg:height="0.569cm" svg:x="10.1cm" svg:y="2.8cm">
          <draw:text-box>
            <text:p><text:span text:style-name="T3">Firmware</text:span></text:p>
          </draw:text-box>
        </draw:frame>
        <draw:frame draw:style-name="gr8" draw:text-style-name="P5" draw:layer="layout" svg:width="2cm" svg:height="0.569cm" svg:x="10.3cm" svg:y="14.731cm">
          <draw:text-box>
            <text:p><text:span text:style-name="T3">Firmware</text:span></text:p>
          </draw:text-box>
        </draw:frame>
        <draw:custom-shape draw:style-name="gr6" draw:text-style-name="P4" draw:layer="layout" svg:width="3.3cm" svg:height="2cm" svg:x="5.9cm" svg:y="25cm">
          <text:p text:style-name="P2"><text:span text:style-name="T2">Control de </text:span></text:p>
          <text:p text:style-name="P2"><text:span text:style-name="T2">Tiemp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3cm" svg:height="2cm" svg:x="10.9cm" svg:y="24.9cm">
          <text:p text:style-name="P2"><text:span text:style-name="T2">Escritura datos</text:span></text:p>
          <text:p text:style-name="P2"><text:span text:style-name="T2">En U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7.5cm" svg:y1="24.9cm" svg:x2="7cm" svg:y2="21.5cm">
          <text:p/>
        </draw:line>
        <draw:line draw:style-name="gr4" draw:text-style-name="P1" draw:layer="layout" svg:x1="10.5cm" svg:y1="24.1cm" svg:x2="11.4cm" svg:y2="25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4T20:46:15.939330859</meta:creation-date>
    <dc:date>2017-09-24T18:11:40.785562132</dc:date>
    <meta:editing-duration>PT1H36M21S</meta:editing-duration>
    <meta:editing-cycles>3</meta:editing-cycles>
    <meta:generator>LibreOffice/5.1.6.2$Linux_X86_64 LibreOffice_project/10m0$Build-2</meta:generator>
    <meta:document-statistic meta:object-count="34"/>
  </office:meta>
</office:document-meta>
</file>